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00F0000000FCEDA7C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stroke="none" draw:fill="none" draw:fill-color="#ecd882" draw:textarea-horizontal-align="justify" draw:textarea-vertical-align="top" draw:auto-grow-height="true" draw:auto-grow-width="false" fo:min-height="8.336cm" fo:min-width="0cm" fo:padding-top="0.13cm" fo:padding-bottom="0.13cm" fo:padding-left="0.25cm" fo:padding-right="0.25cm" fo:wrap-option="wrap" draw:shadow="hidden" draw:shadow-color="#b7c1eb"/>
    </style:style>
    <style:style style:name="pr2" style:family="presentation" style:parent-style-name="Default-notes">
      <style:graphic-properties draw:stroke="none" draw:fill="none" draw:fill-color="#00cc99" draw:auto-grow-height="true" fo:min-height="12cm" draw:shadow="hidden" draw:shadow-color="#969696"/>
    </style:style>
    <style:style style:name="pr3" style:family="presentation" style:parent-style-name="Default-title">
      <style:graphic-properties draw:auto-grow-height="true" fo:min-height="3.177cm"/>
    </style:style>
    <style:style style:name="pr4" style:family="presentation" style:parent-style-name="Default-outline1">
      <style:graphic-properties fo:min-height="11.181cm"/>
    </style:style>
    <style:style style:name="pr5" style:family="presentation" style:parent-style-name="Default-notes">
      <style:graphic-properties draw:fill-color="#ffffff" fo:min-height="11.749cm"/>
    </style:style>
    <style:style style:name="P1" style:family="paragraph">
      <style:paragraph-properties fo:margin-left="1.27cm" fo:margin-right="0cm" fo:margin-top="0cm" fo:margin-bottom="0cm" fo:text-indent="0cm"/>
    </style:style>
    <style:style style:name="P2" style:family="paragraph">
      <style:paragraph-properties fo:margin-left="1.27cm" fo:margin-right="0cm" fo:margin-top="0.246cm" fo:margin-bottom="0cm" fo:text-align="center" fo:text-indent="0cm"/>
    </style:style>
    <style:style style:name="P3" style:family="paragraph">
      <style:paragraph-properties text:enable-numbering="false" fo:margin-left="1.27cm" fo:margin-right="0cm" fo:margin-top="0cm" fo:margin-bottom="0cm" fo:text-indent="0cm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justify"/>
    </style:style>
    <style:style style:name="P6" style:family="paragraph"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text-shadow="none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">
        <style:list-level-properties/>
        <style:text-properties fo:font-family="Wingdings" style:font-pitch="variable" style:font-charset="x-symbol" fo:color="#6f89f7" fo:font-size="50%"/>
      </text:list-level-style-bullet>
      <text:list-level-style-bullet text:level="2" text:bullet-char="">
        <style:list-level-properties text:space-before="1.27cm"/>
        <style:text-properties fo:font-family="Wingdings" style:font-pitch="variable" style:font-charset="x-symbol" fo:color="#40458c" fo:font-size="40%"/>
      </text:list-level-style-bullet>
      <text:list-level-style-bullet text:level="3" text:bullet-char="">
        <style:list-level-properties text:space-before="2.54cm"/>
        <style:text-properties fo:font-family="Wingdings" style:font-pitch="variable" style:font-charset="x-symbol" fo:color="#6f89f7" fo:font-size="4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40458c" fo:font-size="40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66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F0000000FCEDA7C5B.png" xlink:type="simple" xlink:show="embed" xlink:actuate="onLoad">
        <style:list-level-properties text:min-label-width="0.952cm" style:vertical-pos="middle" style:vertical-rel="line" fo:width="0.356cm" fo:height="0.356cm"/>
      </text:list-level-style-image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40458c" fo:font-size="40%"/>
      </text:list-level-style-bullet>
      <text:list-level-style-bullet text:level="3" text:bullet-char="">
        <style:list-level-properties text:space-before="2.54cm" text:min-label-width="0.635cm"/>
        <style:text-properties fo:font-family="Wingdings" style:font-pitch="variable" style:font-charset="x-symbol" fo:color="#6f89f7" fo:font-size="4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40458c" fo:font-size="4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1.925cm" svg:height="14.292cm" svg:x="1.975cm" svg:y="3.231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2"><text:span text:style-name="T2">Tutorial: Monads for the </text:span></text:p>
            <text:p text:style-name="P2"><text:span text:style-name="T2">Working Lisp Programmer</text:span></text:p>
            <text:p text:style-name="P2"><text:span text:style-name="T3"/></text:p>
            <text:p text:style-name="P2"><text:span text:style-name="T3">Ravi Nanavati and Jeff Newbern</text:span></text:p>
            <text:p text:style-name="P2"><text:span text:style-name="T3">ILC 2009</text:span></text:p>
            <text:p text:style-name="P2"><text:span text:style-name="T4">March 22, 2009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layer="layout" svg:width="13.335cm" svg:height="10.002cm" svg:x="3.497cm" svg:y="2.006cm" draw:page-number="1"/>
          <draw:frame presentation:style-name="pr2" draw:text-style-name="P4" draw:layer="layout" svg:width="16.246cm" svg:height="12cm" svg:x="2.037cm" svg:y="12.67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Outline</text:p>
          </draw:text-box>
        </draw:frame>
        <draw:frame presentation:style-name="pr4" draw:layer="layout" svg:width="21.59cm" svg:height="13.703cm" svg:x="2.417cm" svg:y="4.895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Monads in Haskell</text:p>
              </text:list-item>
              <text:list-item>
                <text:p>Translating Monads to Lisp</text:p>
              </text:list-item>
              <text:list-item>
                <text:p>Clojure Monad Library</text:p>
              </text:list-item>
              <text:list-item>
                <text:p>Interpreter Example (Part I)</text:p>
              </text:list-item>
              <text:list-item>
                <text:p>Clojure Library Customizations</text:p>
              </text:list-item>
              <text:list-item>
                <text:p>Interpreter Example (Part II)<text:line-break/><text:line-break/>Please interact and ask questions!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335cm" svg:height="10.002cm" svg:x="3.483cm" svg:y="1.997cm" draw:page-number="2" presentation:class="page"/>
          <draw:frame presentation:style-name="pr5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Exercises</text:p>
          </draw:text-box>
        </draw:frame>
        <draw:frame presentation:style-name="pr4" draw:layer="layout" svg:width="21.59cm" svg:height="13.243cm" svg:x="2.417cm" svg:y="4.895cm" presentation:class="outline" presentation:user-transformed="true">
          <draw:text-box>
            <text:list text:style-name="L3">
              <text:list-item>
                <text:p><text:span text:style-name="T5">Introduction</text:span></text:p>
              </text:list-item>
              <text:list-item>
                <text:p><text:span text:style-name="T5">Monads in Haskell</text:span></text:p>
              </text:list-item>
              <text:list-item>
                <text:p text:style-name="P5"><text:span text:style-name="T1">Translating Monads to Lisp</text:span></text:p>
                <text:list>
                  <text:list-item>
                    <text:p><text:span text:style-name="T6">Exercise: Translating a monad</text:span></text:p>
                  </text:list-item>
                  <text:list-item>
                    <text:p><text:span text:style-name="T6">Exercise: Implementing custom monadic syntax</text:span></text:p>
                  </text:list-item>
                  <text:list-item>
                    <text:p><text:span text:style-name="T6">Exercise: Ambiguous parsing with a list monad</text:span><text:span text:style-name="T1"> </text:span></text:p>
                  </text:list-item>
                </text:list>
              </text:list-item>
              <text:list-item>
                <text:p>Clojure Monad Library</text:p>
              </text:list-item>
              <text:list-item>
                <text:p>Interpreter Example (Part I)</text:p>
              </text:list-item>
              <text:list-item>
                <text:p>Clojure Library Customizations</text:p>
              </text:list-item>
              <text:list-item>
                <text:p>Interpreter Example (Part II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335cm" svg:height="10.002cm" svg:x="3.483cm" svg:y="1.997cm" draw:page-number="3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Exercises</text:p>
          </draw:text-box>
        </draw:frame>
        <draw:frame presentation:style-name="pr4" draw:layer="layout" svg:width="21.59cm" svg:height="12.003cm" svg:x="2.417cm" svg:y="4.895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Monads in Haskell</text:p>
              </text:list-item>
              <text:list-item>
                <text:p>Translating Monads to Lisp</text:p>
              </text:list-item>
              <text:list-item>
                <text:p><text:span text:style-name="T1">Clojure Monad Library</text:span></text:p>
                <text:list>
                  <text:list-item>
                    <text:p><text:span text:style-name="T6">Exercise: mapm in Clojure</text:span></text:p>
                  </text:list-item>
                  <text:list-item>
                    <text:p><text:span text:style-name="T6">Exercise: ...</text:span></text:p>
                  </text:list-item>
                </text:list>
              </text:list-item>
              <text:list-item>
                <text:p>Interpreter Example (Part I)</text:p>
              </text:list-item>
              <text:list-item>
                <text:p>Clojure Library Customizations</text:p>
              </text:list-item>
              <text:list-item>
                <text:p>Interpreter Example (Part II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335cm" svg:height="10.002cm" svg:x="3.483cm" svg:y="1.997cm" draw:page-number="4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Exercises</text:p>
          </draw:text-box>
        </draw:frame>
        <draw:frame presentation:style-name="pr4" draw:layer="layout" svg:width="21.59cm" svg:height="12.003cm" svg:x="2.417cm" svg:y="4.895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Monads in Haskell</text:p>
              </text:list-item>
              <text:list-item>
                <text:p>Translating Monads to Lisp</text:p>
              </text:list-item>
              <text:list-item>
                <text:p>Clojure Monad Library</text:p>
              </text:list-item>
              <text:list-item>
                <text:p>Interpreter Example (Part I)</text:p>
              </text:list-item>
              <text:list-item>
                <text:p>Clojure Library Customizations</text:p>
              </text:list-item>
              <text:list-item>
                <text:p><text:span text:style-name="T1">Interpreter Example (Part II)</text:span></text:p>
                <text:list>
                  <text:list-item>
                    <text:p><text:span text:style-name="T6">Exercise: Adding a new effect to the interpreter</text:span></text:p>
                  </text:list-item>
                  <text:list-item>
                    <text:p><text:span text:style-name="T6">Exercise: Rearranging interpreter effec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335cm" svg:height="10.002cm" svg:x="3.483cm" svg:y="1.997cm" draw:page-number="5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40458c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0458c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58c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0458c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F0000000FCEDA7C5B.png" xlink:type="simple" xlink:show="embed" xlink:actuate="onLoad">
            <style:list-level-properties text:min-label-width="0.952cm" style:vertical-pos="middle" style:vertical-rel="line" fo:width="0.356cm" fo:height="0.356cm"/>
          </text:list-level-style-image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 text:min-label-width="0.635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">
            <style:list-level-properties/>
            <style:text-properties fo:font-family="Wingdings" style:font-pitch="variable" style:font-charset="x-symbol" fo:color="#6f89f7" fo:font-size="5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66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6" style:text-outline="false" style:text-line-through-style="none" style:text-position="0% 100%" fo:font-family="Verdana" style:font-family-generic="swiss" style:font-pitch="variable" fo:font-size="36pt" fo:font-style="normal" fo:text-shadow="none" style:text-underline-style="none" fo:font-weight="normal" style:font-family-asian="Arial" style:font-family-generic-asian="system" style:font-pitch-asian="variable" style:font-size-asian="36pt" style:font-style-asian="normal" style:font-weight-asian="normal" style:font-family-complex="Arial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solid" svg:stroke-width="0.026cm" svg:stroke-color="#00036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2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8cm" fo:min-width="0cm" fo:padding-top="0.132cm" fo:padding-bottom="0.132cm" fo:padding-left="0.263cm" fo:padding-right="0.263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29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end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58c" fo:font-family="Verdana" style:font-family-generic="swiss" style:font-pitch="variable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799cm" svg:x="2.387cm" svg:y="3.733cm" draw:page-number="1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5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.946cm" svg:height="3.176cm" svg:x="2.514cm" svg:y="0.845cm" presentation:class="title" presentation:placeholder="true">
        <draw:text-box/>
      </draw:frame>
      <draw:frame presentation:style-name="Default-outline1" draw:layer="backgroundobjects" svg:width="21.59cm" svg:height="11.431cm" svg:x="2.417cm" svg:y="4.895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5.292cm" svg:height="1.271cm" svg:x="19.817cm" svg:y="17.488cm" presentation:class="page-number">
        <draw:text-box>
          <text:p text:style-name="MP4"><text:span text:style-name="MT2"><text:page-number>5</text:page-number></text:span></text:p>
        </draw:text-box>
      </draw:frame>
      <draw:line draw:style-name="Mgr3" draw:text-style-name="MP5" draw:layer="backgroundobjects" svg:x1="0.423cm" svg:y1="18.627cm" svg:x2="24.977cm" svg:y2="18.627cm">
        <text:p/>
      </draw:line>
      <draw:line draw:style-name="Mgr3" draw:text-style-name="MP5" draw:layer="backgroundobjects" svg:x1="0.423cm" svg:y1="0.423cm" svg:x2="24.977cm" svg:y2="0.423cm">
        <text:p/>
      </draw:line>
      <draw:line draw:style-name="Mgr3" draw:text-style-name="MP5" draw:layer="backgroundobjects" svg:x1="0.423cm" svg:y1="0.423cm" svg:x2="0.423cm" svg:y2="18.627cm">
        <text:p/>
      </draw:line>
      <draw:line draw:style-name="Mgr3" draw:text-style-name="MP5" draw:layer="backgroundobjects" svg:x1="24.977cm" svg:y1="0.423cm" svg:x2="24.977cm" svg:y2="18.627cm">
        <text:p/>
      </draw:line>
      <presentation:notes style:page-layout-name="PM0">
        <office:forms form:automatic-focus="false" form:apply-design-mode="false"/>
        <draw:rect draw:style-name="Mgr4" draw:text-style-name="MP6" draw:layer="backgroundobjects" svg:width="20.32cm" svg:height="26.67cm" svg:x="0cm" svg:y="0cm">
          <text:p/>
        </draw:rect>
        <draw:frame presentation:style-name="Mpr3" draw:text-style-name="MP7" draw:layer="backgroundobjects" svg:width="8.802cm" svg:height="1.33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802cm" svg:height="1.337cm" svg:x="11.50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83cm" svg:y="1.997cm" presentation:class="page"/>
        <draw:frame presentation:style-name="Default-notes" draw:layer="backgroundobjects" svg:width="16.246cm" svg:height="11.999cm" svg:x="2.037cm" svg:y="12.674cm" presentation:class="notes" presentation:placeholder="true">
          <draw:text-box/>
        </draw:frame>
        <draw:frame presentation:style-name="Mpr4" draw:text-style-name="MP7" draw:layer="backgroundobjects" svg:width="8.802cm" svg:height="1.328cm" svg:x="0cm" svg:y="25.332cm" presentation:class="footer">
          <draw:text-box>
            <text:p text:style-name="MP7"><text:span text:style-name="MT3"><presentation:footer/></text:span></text:p>
          </draw:text-box>
        </draw:frame>
        <draw:frame presentation:style-name="Mpr4" draw:text-style-name="MP8" draw:layer="backgroundobjects" svg:width="8.802cm" svg:height="1.328cm" svg:x="11.509cm" svg:y="25.332cm" presentation:class="page-number">
          <draw:text-box>
            <text:p text:style-name="MP8"><text:span text:style-name="MT3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initial-creator>Ravi Nanavati</meta:initial-creator>
    <meta:creation-date>2008-01-30T15:43:00</meta:creation-date>
    <dc:date>2009-03-21T12:38:06</dc:date>
    <meta:editing-cycles>399</meta:editing-cycles>
    <meta:editing-duration>PT28H38M07S</meta:editing-duration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